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7">
            <text:p>CAMS-25797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4770.0">
            <text:p>4770.0</text:p>
          </table:table-cell>
          <table:table-cell office:value-type="float" office:value="60.0">
            <text:p>60.0</text:p>
          </table:table-cell>
          <table:table-cell office:value-type="string" office:value="Megacardita ferrunginosa">
            <text:p>Megacardita ferrungin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71.5">
            <text:p>-71.5</text:p>
          </table:table-cell>
          <table:table-cell office:value-type="float" office:value="6.5">
            <text:p>6.5</text:p>
          </table:table-cell>
          <table:table-cell office:value-type="float" office:value="6.5">
            <text:p>6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17314">
            <text:p>CAMS-17314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15440.0">
            <text:p>15440.0</text:p>
          </table:table-cell>
          <table:table-cell office:value-type="float" office:value="60.0">
            <text:p>60.0</text:p>
          </table:table-cell>
          <table:table-cell office:value-type="string" office:value="Acila (Trunacila) insignis">
            <text:p>Acila (Trunacila) insignis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61.4">
            <text:p>-16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17315">
            <text:p>CAMS-17315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42150.0">
            <text:p>42150.0</text:p>
          </table:table-cell>
          <table:table-cell office:value-type="float" office:value="800.0">
            <text:p>800.0</text:p>
          </table:table-cell>
          <table:table-cell office:value-type="string" office:value="Japeuthria sp.">
            <text:p>Japeuthria sp.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116.0">
            <text:p>-11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3">
            <text:p>CAMS-25793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1490.0">
            <text:p>21490.0</text:p>
          </table:table-cell>
          <table:table-cell office:value-type="float" office:value="120.0">
            <text:p>120.0</text:p>
          </table:table-cell>
          <table:table-cell office:value-type="string" office:value="Megacardita ferrunginosa">
            <text:p>Megacardita ferrungin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95.5">
            <text:p>-95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3">
            <text:p>CAMS-25793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1490.0">
            <text:p>21490.0</text:p>
          </table:table-cell>
          <table:table-cell office:value-type="float" office:value="120.0">
            <text:p>120.0</text:p>
          </table:table-cell>
          <table:table-cell office:value-type="string" office:value="Megacardita ferrunginosa">
            <text:p>Megacardita ferrungin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96.0">
            <text:p>-9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4">
            <text:p>CAMS-25794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8610.0">
            <text:p>8610.0</text:p>
          </table:table-cell>
          <table:table-cell office:value-type="float" office:value="60.0">
            <text:p>60.0</text:p>
          </table:table-cell>
          <table:table-cell office:value-type="string" office:value="Siphoualia filosa">
            <text:p>Siphoualia filos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17.2">
            <text:p>-117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5">
            <text:p>CAMS-25795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7280.0">
            <text:p>7280.0</text:p>
          </table:table-cell>
          <table:table-cell office:value-type="float" office:value="60.0">
            <text:p>60.0</text:p>
          </table:table-cell>
          <table:table-cell office:value-type="string" office:value="Paphia euglypta">
            <text:p>Paphia euglypt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67.5">
            <text:p>-67.5</text:p>
          </table:table-cell>
          <table:table-cell office:value-type="float" office:value="5.5">
            <text:p>5.5</text:p>
          </table:table-cell>
          <table:table-cell office:value-type="float" office:value="5.5">
            <text:p>5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6">
            <text:p>CAMS-25796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40100.0">
            <text:p>40100.0</text:p>
          </table:table-cell>
          <table:table-cell office:value-type="float" office:value="1100.0">
            <text:p>1100.0</text:p>
          </table:table-cell>
          <table:table-cell office:value-type="string" office:value="Arca boucardi">
            <text:p>Arca boucardi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81.0">
            <text:p>-81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84-B-03">
            <text:p>84-B-03</text:p>
          </table:table-cell>
          <table:table-cell office:value-type="float" office:value="35.03">
            <text:p>35.03</text:p>
          </table:table-cell>
          <table:table-cell office:value-type="float" office:value="129.45">
            <text:p>129.45</text:p>
          </table:table-cell>
          <table:table-cell office:value-type="float" office:value="15080.0">
            <text:p>15080.0</text:p>
          </table:table-cell>
          <table:table-cell office:value-type="float" office:value="150.0">
            <text:p>150.0</text:p>
          </table:table-cell>
          <table:table-cell office:value-type="string" office:value="Megacardita koreanea">
            <text:p>Megacardita koreane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127.0">
            <text:p>-127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8">
            <text:p>CAMS-25798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9010.0">
            <text:p>9010.0</text:p>
          </table:table-cell>
          <table:table-cell office:value-type="float" office:value="60.0">
            <text:p>60.0</text:p>
          </table:table-cell>
          <table:table-cell office:value-type="string" office:value="Paphia euglypta">
            <text:p>Paphia euglypt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101.5">
            <text:p>-101.5</text:p>
          </table:table-cell>
          <table:table-cell office:value-type="float" office:value="6.5">
            <text:p>6.5</text:p>
          </table:table-cell>
          <table:table-cell office:value-type="float" office:value="6.5">
            <text:p>6.5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CAMS-25799">
            <text:p>CAMS-25799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8750.0">
            <text:p>8750.0</text:p>
          </table:table-cell>
          <table:table-cell office:value-type="float" office:value="60.0">
            <text:p>60.0</text:p>
          </table:table-cell>
          <table:table-cell office:value-type="string" office:value="Megacardita koreanea">
            <text:p>Megacardita koreanea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0.0">
            <text:p/>
          </table:table-cell>
          <table:table-cell office:value-type="float" office:value="-89.0">
            <text:p>-89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I-16500">
            <text:p>I-16500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16330.0">
            <text:p>16330.0</text:p>
          </table:table-cell>
          <table:table-cell office:value-type="float" office:value="250.0">
            <text:p>2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21.1">
            <text:p>-121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I-16680">
            <text:p>I-16680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5660.0">
            <text:p>25660.0</text:p>
          </table:table-cell>
          <table:table-cell office:value-type="float" office:value="810.0">
            <text:p>81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02.4">
            <text:p>-102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I-16681">
            <text:p>I-16681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3300.0">
            <text:p>23300.0</text:p>
          </table:table-cell>
          <table:table-cell office:value-type="float" office:value="600.0">
            <text:p>60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07.8">
            <text:p>-107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KIGAM-26">
            <text:p>KIGAM-26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18400.0">
            <text:p>18400.0</text:p>
          </table:table-cell>
          <table:table-cell office:value-type="float" office:value="290.0">
            <text:p>29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10.8">
            <text:p>-11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KIGAM-27">
            <text:p>KIGAM-27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8450.0">
            <text:p>8450.0</text:p>
          </table:table-cell>
          <table:table-cell office:value-type="float" office:value="640.0">
            <text:p>6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102.0">
            <text:p>-10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  <table:table-row>
          <table:table-cell office:value-type="string" office:value="Tsushima-Korea_Strait">
            <text:p>Tsushima-Korea_Strait</text:p>
          </table:table-cell>
          <table:table-cell office:value-type="string" office:value="radiocarbon">
            <text:p>radiocarbon</text:p>
          </table:table-cell>
          <table:table-cell office:value-type="string" office:value="R18539-1">
            <text:p>R18539-1</text:p>
          </table:table-cell>
          <table:table-cell office:value-type="float" office:value="34.78">
            <text:p>34.78</text:p>
          </table:table-cell>
          <table:table-cell office:value-type="float" office:value="129.18">
            <text:p>129.18</text:p>
          </table:table-cell>
          <table:table-cell office:value-type="float" office:value="26800.0">
            <text:p>26800.0</text:p>
          </table:table-cell>
          <table:table-cell office:value-type="float" office:value="370.0">
            <text:p>3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1.0">
            <text:p>1.0</text:p>
          </table:table-cell>
          <table:table-cell office:value-type="float" office:value="-72.1">
            <text:p>-72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ParkEtal2000">
            <text:p>Park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